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officeooo:paragraph-rsid="00045ec0"/>
    </style:style>
    <style:style style:name="P2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Arial" fo:font-size="14pt" fo:language="en" fo:country="none" fo:font-weight="bold" officeooo:paragraph-rsid="00045ec0" style:font-size-asian="14pt" style:font-weight-asian="bold"/>
    </style:style>
    <style:style style:name="P3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Arial" fo:font-size="14pt" fo:language="ru" fo:country="RU" fo:font-weight="bold" officeooo:rsid="000cf8a9" officeooo:paragraph-rsid="00045ec0" style:font-size-asian="14pt" style:font-weight-asian="bold"/>
    </style:style>
    <style:style style:name="P4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Arial" fo:font-size="12pt" fo:language="en" fo:country="none" fo:font-weight="normal" officeooo:paragraph-rsid="00045ec0" style:font-size-asian="12pt" style:font-weight-asian="normal"/>
    </style:style>
    <style:style style:name="P5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Arial" fo:font-size="12pt" fo:language="ru" fo:country="RU" fo:font-weight="normal" officeooo:paragraph-rsid="00045ec0" style:font-size-asian="12pt" style:font-weight-asian="normal"/>
    </style:style>
    <style:style style:name="P6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Arial" fo:font-size="12pt" fo:language="ru" fo:country="RU" fo:font-weight="normal" officeooo:rsid="000e116c" officeooo:paragraph-rsid="00045ec0" style:font-size-asian="12pt" style:font-weight-asian="normal"/>
    </style:style>
    <style:style style:name="P7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Arial" fo:font-size="12pt" fo:language="ru" fo:country="RU" fo:font-weight="normal" officeooo:rsid="0008271f" officeooo:paragraph-rsid="0008271f" style:font-size-asian="12pt" style:font-weight-asian="normal"/>
    </style:style>
    <style:style style:name="P8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Arial" fo:font-size="12pt" fo:language="en" fo:country="US" fo:font-weight="normal" officeooo:paragraph-rsid="00045ec0" style:font-size-asian="12pt" style:font-weight-asian="normal"/>
    </style:style>
    <style:style style:name="P9" style:family="paragraph" style:parent-style-name="Standard" style:master-page-name="Standard">
      <style:paragraph-properties style:page-number="auto"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Arial" fo:font-size="14pt" fo:language="ru" fo:country="RU" fo:font-weight="bold" officeooo:paragraph-rsid="00045ec0" style:font-size-asian="14pt" style:font-weight-asian="bold"/>
    </style:style>
    <style:style style:name="P10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Arial" fo:font-size="12pt" fo:language="ru" fo:country="RU" fo:font-weight="normal" officeooo:paragraph-rsid="00045ec0" style:font-size-asian="12pt" style:font-weight-asian="normal"/>
    </style:style>
    <style:style style:name="P11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Arial" fo:font-size="12pt" fo:language="ru" fo:country="RU" fo:font-weight="normal" officeooo:rsid="000e116c" officeooo:paragraph-rsid="00045ec0" style:font-size-asian="12pt" style:font-weight-asian="normal"/>
    </style:style>
    <style:style style:name="P12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Arial" fo:font-size="12pt" fo:language="ru" fo:country="RU" fo:font-weight="normal" officeooo:rsid="0008271f" officeooo:paragraph-rsid="0008271f" style:font-size-asian="12pt" style:font-weight-asian="normal"/>
    </style:style>
    <style:style style:name="P13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officeooo:paragraph-rsid="000c0556"/>
    </style:style>
    <style:style style:name="T1" style:family="text">
      <style:text-properties style:font-name="Arial" fo:font-size="12pt" fo:language="ru" fo:country="RU" fo:font-weight="normal" style:font-size-asian="12pt" style:font-weight-asian="normal"/>
    </style:style>
    <style:style style:name="T2" style:family="text">
      <style:text-properties style:font-name="Arial" fo:font-size="12pt" fo:language="ru" fo:country="RU" fo:font-weight="normal" officeooo:rsid="000ef42e" style:font-size-asian="12pt" style:font-weight-asian="normal"/>
    </style:style>
    <style:style style:name="T3" style:family="text">
      <style:text-properties style:font-name="Arial" fo:font-size="12pt" fo:language="ru" fo:country="RU" fo:font-weight="normal" officeooo:rsid="000e11bb" style:font-size-asian="12pt" style:font-weight-asian="normal"/>
    </style:style>
    <style:style style:name="T4" style:family="text">
      <style:text-properties style:font-name="Arial" fo:font-size="12pt" fo:language="ru" fo:country="RU" fo:font-weight="normal" officeooo:rsid="000e116c" style:font-size-asian="12pt" style:font-weight-asian="normal"/>
    </style:style>
    <style:style style:name="T5" style:family="text">
      <style:text-properties style:font-name="Arial" fo:font-size="12pt" fo:language="ru" fo:country="RU" fo:font-weight="normal" officeooo:rsid="00056e61" style:font-size-asian="12pt" style:font-weight-asian="normal"/>
    </style:style>
    <style:style style:name="T6" style:family="text">
      <style:text-properties style:font-name="Arial" fo:font-size="12pt" fo:language="ru" fo:country="RU" fo:font-weight="normal" officeooo:rsid="000669ac" style:font-size-asian="12pt" style:font-weight-asian="normal"/>
    </style:style>
    <style:style style:name="T7" style:family="text">
      <style:text-properties style:font-name="Arial" fo:font-size="12pt" fo:language="ru" fo:country="RU" fo:font-weight="normal" officeooo:rsid="000c0556" style:font-size-asian="12pt" style:font-weight-asian="normal"/>
    </style:style>
    <style:style style:name="T8" style:family="text">
      <style:text-properties style:font-name="Arial" fo:font-size="12pt" fo:language="en" fo:country="US" fo:font-weight="normal" style:font-size-asian="12pt" style:font-weight-asian="normal"/>
    </style:style>
    <style:style style:name="T9" style:family="text">
      <style:text-properties style:font-name="Arial" fo:font-size="12pt" fo:language="en" fo:country="US" fo:font-weight="normal" officeooo:rsid="000e116c" style:font-size-asian="12pt" style:font-weight-asian="normal"/>
    </style:style>
    <style:style style:name="T10" style:family="text">
      <style:text-properties style:font-name="Arial" fo:font-size="14pt" fo:language="en" fo:country="none" fo:font-weight="bold" style:font-size-asian="14pt" style:font-weight-asian="bold"/>
    </style:style>
    <style:style style:name="T11" style:family="text">
      <style:text-properties style:font-name="Arial" fo:font-size="14pt" fo:language="ru" fo:country="RU" fo:font-weight="bold" style:font-size-asian="14pt" style:font-weight-asian="bold"/>
    </style:style>
    <style:style style:name="T12" style:family="text">
      <style:text-properties style:font-name="Arial" fo:font-size="14pt" fo:language="ru" fo:country="RU" fo:font-weight="bold" officeooo:rsid="00045ec0" style:font-size-asian="14pt" style:font-weight-asian="bold"/>
    </style:style>
    <style:style style:name="T13" style:family="text">
      <style:text-properties style:font-name="Arial" fo:font-size="14pt" fo:language="ru" fo:country="RU" fo:font-weight="bold" officeooo:rsid="00056e61" style:font-size-asian="14pt" style:font-weight-asian="bold"/>
    </style:style>
    <style:style style:name="T14" style:family="text">
      <style:text-properties style:font-name="Arial" fo:font-size="14pt" fo:language="en" fo:country="US" fo:font-weight="bold" style:font-size-asian="14pt" style:font-weight-asian="bold"/>
    </style:style>
    <style:style style:name="T15" style:family="text">
      <style:text-properties officeooo:rsid="000669ac"/>
    </style:style>
    <style:style style:name="T16" style:family="text">
      <style:text-properties officeooo:rsid="0009cc2b"/>
    </style:style>
    <style:style style:name="T17" style:family="text">
      <style:text-properties officeooo:rsid="0009ef2b"/>
    </style:style>
    <style:style style:name="T18" style:family="text">
      <style:text-properties officeooo:rsid="000c05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УЧИТЫВАТЬ МАССИВ ПРИ ОБРАБОТКЕ ЗАПРОСА И ОТПРАВКЕ ОТВЕТА</text:p>
      <text:p text:style-name="P2"/>
      <text:p text:style-name="P1"><text:span text:style-name="T10">1. </text:span><text:span text:style-name="T11">Клиент</text:span><text:span text:style-name="T10"> </text:span><text:span text:style-name="T11">не</text:span><text:span text:style-name="T10"> </text:span><text:span text:style-name="T11">зна</text:span><text:span text:style-name="T12">ет</text:span><text:span text:style-name="T10"> </text:span><text:span text:style-name="T12">ключ сервера</text:span></text:p>
      <text:p text:style-name="P4"/>
      <text:p text:style-name="P5">Клиент отправляет открытый JSON:</text:p>
      <text:p text:style-name="P1"><text:span text:style-name="T8">[</text:span><text:span text:style-name="T1">{</text:span></text:p>
      <text:p text:style-name="P5"><text:tab/>type: request,</text:p>
      <text:p text:style-name="P5"><text:tab/>operation: cryptoHandshake,</text:p>
      <text:p text:style-name="P5"><text:tab/><text:span text:style-name="T16">key: string,</text:span></text:p>
      <text:p text:style-name="P5"><text:tab/><text:span text:style-name="T17">method: int,</text:span></text:p>
      <text:p text:style-name="P1"><text:span text:style-name="T1">}</text:span><text:span text:style-name="T8">]</text:span></text:p>
      <text:p text:style-name="P5"/>
      <text:p text:style-name="P5"/>
      <text:p text:style-name="P5">Сервер отвечает открытым JSON:</text:p>
      <text:p text:style-name="P1"><text:span text:style-name="T8">[</text:span><text:span text:style-name="T1">{</text:span></text:p>
      <text:p text:style-name="P8"><text:tab/>type: response,</text:p>
      <text:p text:style-name="P1"><text:span text:style-name="T8"><text:tab/>operation: </text:span><text:span text:style-name="T1">cryptoHandshake</text:span><text:span text:style-name="T8">,</text:span></text:p>
      <text:p text:style-name="P5"/>
      <text:p text:style-name="P1"><text:span text:style-name="T1"><text:tab/>key: </text:span><text:span text:style-name="T8">string</text:span></text:p>
      <text:p text:style-name="P1"><text:span text:style-name="T1">}</text:span><text:span text:style-name="T8">]</text:span></text:p>
      <text:p text:style-name="P5"/>
      <text:p text:style-name="P7">Клиент генерирует ключ при запуске</text:p>
      <text:p text:style-name="P7">Сервер генерирует ключ раз в сутки</text:p>
      <text:p text:style-name="P7"/>
      <text:p text:style-name="P13"><text:span text:style-name="T7">Для каждого публичного ключа клиента сервер держит в памяти пару своих ключей</text:span></text:p>
      <text:p text:style-name="P5"/>
      <text:p text:style-name="P1"><text:span text:style-name="T14">2. </text:span><text:span text:style-name="T11">Клиент </text:span><text:span text:style-name="T13">знает ключ сервера</text:span></text:p>
      <text:p text:style-name="P3">Проводится обмен внутри канала связи</text:p>
      <text:p text:style-name="P8"/>
      <text:p text:style-name="P5">Клиент отправляет открытый JSON:</text:p>
      <text:p text:style-name="P1"><text:span text:style-name="T2">[</text:span><text:span text:style-name="T1">{</text:span></text:p>
      <text:p text:style-name="P5"><text:tab/>type: request,</text:p>
      <text:p text:style-name="P1"><text:span text:style-name="T1"><text:tab/>operation</text:span><text:span text:style-name="T8">: </text:span><text:span text:style-name="T1">упаковываемая операция,</text:span></text:p>
      <text:p text:style-name="P5"/>
      <text:p text:style-name="P1"><text:span text:style-name="T5"><text:tab/>key</text:span><text:span text:style-name="T1">: </text:span><text:span text:style-name="T5">string</text:span><text:span text:style-name="T1"> </text:span><text:span text:style-name="T5">публичный ключ</text:span><text:span text:style-name="T1"> </text:span><text:span text:style-name="T5">клиента,</text:span></text:p>
      <text:p text:style-name="P1"><text:span text:style-name="T8"><text:tab/></text:span><text:span text:style-name="T1">stayAlive: boolean</text:span><text:span text:style-name="T8">,</text:span></text:p>
      <text:p text:style-name="P1"><text:span text:style-name="T1"><text:tab/>request:</text:span><text:span text:style-name="T8"> string</text:span><text:span text:style-name="T1"> </text:span><text:span text:style-name="T8">(</text:span><text:span text:style-name="T1">зашифрованный </text:span><text:span text:style-name="T3">запрос </text:span><text:span text:style-name="T1">JSON, содерж</text:span><text:span text:style-name="T4">ащий</text:span><text:span text:style-name="T1">: [authorize </text:span><text:span text:style-name="T4">и</text:span><text:span text:style-name="T1"> request]</text:span><text:span text:style-name="T8">)</text:span></text:p>
      <text:p text:style-name="P1"><text:span text:style-name="T1">}</text:span><text:span text:style-name="T2">]</text:span></text:p>
      <text:p text:style-name="P5"/>
      <text:p text:style-name="P6">JSON дешифруется</text:p>
      <text:p text:style-name="P1"><text:span text:style-name="T4">Проверяется </text:span><text:span text:style-name="T6">время отправки</text:span><text:span text:style-name="T4"> запроса</text:span></text:p>
      <text:p text:style-name="P1"><text:span text:style-name="T4">Запрос </text:span><text:span text:style-name="T6">транслируется</text:span><text:span text:style-name="T4"> на сервер </text:span><text:span text:style-name="T6">данных</text:span></text:p>
      <text:p text:style-name="P6">Ответ <text:span text:style-name="T15">с</text:span> сервера шифруется</text:p>
      <text:p text:style-name="P6">Клиенту посылается открытый JSON:</text:p>
      <text:p text:style-name="P1"><text:span text:style-name="T8">[</text:span><text:span text:style-name="T1">{</text:span></text:p>
      <text:p text:style-name="P1"><text:span text:style-name="T1"><text:tab/>type: </text:span><text:span text:style-name="T8">response</text:span><text:span text:style-name="T1">,</text:span></text:p>
      <text:p text:style-name="P1"><text:span text:style-name="T1"><text:tab/>operation: </text:span><text:span text:style-name="T4">cryptoData</text:span><text:span text:style-name="T1">,</text:span></text:p>
      <text:p text:style-name="P1"><text:span text:style-name="T1"><text:tab/></text:span><text:span text:style-name="T8">response: </text:span><text:span text:style-name="T9">string (</text:span><text:span text:style-name="T1">зашифрованный ответ </text:span><text:span text:style-name="T8">JSON</text:span><text:span text:style-name="T9">)</text:span></text:p>
      <text:p text:style-name="P1"><text:span text:style-name="T1">}</text:span><text:span text:style-name="T8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6.2$Linux_X86_64 LibreOffice_project/40$Build-2</meta:generator>
    <dc:date>2021-03-21T11:12:09.752753328</dc:date>
    <meta:editing-duration>PT2H3M52S</meta:editing-duration>
    <meta:editing-cycles>10</meta:editing-cycles>
    <meta:document-statistic meta:table-count="0" meta:image-count="0" meta:object-count="0" meta:page-count="1" meta:paragraph-count="38" meta:word-count="130" meta:character-count="944" meta:non-whitespace-character-count="837"/>
  </office:meta>
</office:document-meta>
</file>